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01cm"/>
    </style:style>
    <style:style style:name="co2" style:family="table-column">
      <style:table-column-properties fo:break-before="auto" style:column-width="3.618cm"/>
    </style:style>
    <style:style style:name="co3" style:family="table-column">
      <style:table-column-properties fo:break-before="auto" style:column-width="2.00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rate0.0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3" table:default-cell-style-name="ce3"/>
        <table:table-row table:style-name="ro1">
          <table:table-cell office:value-type="string" calcext:value-type="string">
            <text:p>Problem </text:p>
          </table:table-cell>
          <table:table-cell office:value-type="string" calcext:value-type="string">
            <text:p>Gen(500,0.05,sim)</text:p>
          </table:table-cell>
          <table:table-cell office:value-type="string" calcext:value-type="string">
            <text:p>RATE 100%</text:p>
          </table:table-cell>
          <table:table-cell office:value-type="string" calcext:value-type="string">
            <text:p>Ofa(500,0.05,bfgs)</text:p>
          </table:table-cell>
          <table:table-cell office:value-type="string" calcext:value-type="string">
            <text:p>RATE 100%</text:p>
          </table:table-cell>
          <table:table-cell office:value-type="string" calcext:value-type="string">
            <text:p>Ofa(500,0.05,bfgs,kmeans)</text:p>
          </table:table-cell>
          <table:table-cell office:value-type="string" calcext:value-type="string">
            <text:p>RATE 1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F1 </text:p>
          </table:table-cell>
          <table:table-cell office:value-type="float" office:value="9912" calcext:value-type="float">
            <text:p>991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637" calcext:value-type="float">
            <text:p>2637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56" calcext:value-type="float">
            <text:p>1856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364" calcext:value-type="float">
            <text:p>936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470" calcext:value-type="float">
            <text:p>247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38" calcext:value-type="float">
            <text:p>1738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BRANIN </text:p>
          </table:table-cell>
          <table:table-cell office:value-type="float" office:value="5940" calcext:value-type="float">
            <text:p>594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23" calcext:value-type="float">
            <text:p>202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479" calcext:value-type="float">
            <text:p>1479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CAMEL </text:p>
          </table:table-cell>
          <table:table-cell office:value-type="float" office:value="7132" calcext:value-type="float">
            <text:p>713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74" calcext:value-type="float">
            <text:p>217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540" calcext:value-type="float">
            <text:p>1540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ASOM </text:p>
          </table:table-cell>
          <table:table-cell office:value-type="float" office:value="4922" calcext:value-type="float">
            <text:p>492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55" calcext:value-type="float">
            <text:p>175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304" calcext:value-type="float">
            <text:p>1304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4 </text:p>
          </table:table-cell>
          <table:table-cell office:value-type="float" office:value="7382" calcext:value-type="float">
            <text:p>738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428" calcext:value-type="float">
            <text:p>242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51" calcext:value-type="float">
            <text:p>1651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8 </text:p>
          </table:table-cell>
          <table:table-cell office:value-type="float" office:value="7644" calcext:value-type="float">
            <text:p>764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00" calcext:value-type="float">
            <text:p>250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91" calcext:value-type="float">
            <text:p>1891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16 </text:p>
          </table:table-cell>
          <table:table-cell office:value-type="float" office:value="8050" calcext:value-type="float">
            <text:p>805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68" calcext:value-type="float">
            <text:p>256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45" calcext:value-type="float">
            <text:p>2145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32 </text:p>
          </table:table-cell>
          <table:table-cell office:value-type="float" office:value="8800" calcext:value-type="float">
            <text:p>880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34" calcext:value-type="float">
            <text:p>253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65" calcext:value-type="float">
            <text:p>2165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5488" calcext:value-type="float">
            <text:p>548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95" calcext:value-type="float">
            <text:p>189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404" calcext:value-type="float">
            <text:p>1404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6029" calcext:value-type="float">
            <text:p>602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89" calcext:value-type="float">
            <text:p>178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325" calcext:value-type="float">
            <text:p>1325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OLDSTEIN </text:p>
          </table:table-cell>
          <table:table-cell office:value-type="float" office:value="9244" calcext:value-type="float">
            <text:p>924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16" calcext:value-type="float">
            <text:p>251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51" calcext:value-type="float">
            <text:p>1751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RIEWANK2 </text:p>
          </table:table-cell>
          <table:table-cell office:value-type="float" office:value="10315" calcext:value-type="float">
            <text:p>1031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242" calcext:value-type="float">
            <text:p>224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02" calcext:value-type="float">
            <text:p>1602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RIEWANK10 </text:p>
          </table:table-cell>
          <table:table-cell office:value-type="float" office:value="15721" calcext:value-type="float">
            <text:p>1572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776" calcext:value-type="float">
            <text:p>377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092" calcext:value-type="float">
            <text:p>3092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NSEN </text:p>
          </table:table-cell>
          <table:table-cell office:value-type="float" office:value="7636" calcext:value-type="float">
            <text:p>763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63" calcext:value-type="float">
            <text:p>216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559" calcext:value-type="float">
            <text:p>1559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RTMAN3 </text:p>
          </table:table-cell>
          <table:table-cell office:value-type="float" office:value="6897" calcext:value-type="float">
            <text:p>6897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289" calcext:value-type="float">
            <text:p>228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64" calcext:value-type="float">
            <text:p>1664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RTMAN6 </text:p>
          </table:table-cell>
          <table:table-cell office:value-type="float" office:value="8061" calcext:value-type="float">
            <text:p>806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41" calcext:value-type="float">
            <text:p>254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73" calcext:value-type="float">
            <text:p>1873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POTENTIAL3 </text:p>
          </table:table-cell>
          <table:table-cell office:value-type="float" office:value="10728" calcext:value-type="float">
            <text:p>1072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841" calcext:value-type="float">
            <text:p>284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93" calcext:value-type="float">
            <text:p>2093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POTENTIAL5 </text:p>
          </table:table-cell>
          <table:table-cell office:value-type="float" office:value="19307" calcext:value-type="float">
            <text:p>19307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4029" calcext:value-type="float">
            <text:p>402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397" calcext:value-type="float">
            <text:p>3397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ASTRIGIN </text:p>
          </table:table-cell>
          <table:table-cell office:value-type="float" office:value="9783" calcext:value-type="float">
            <text:p>978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05" calcext:value-type="float">
            <text:p>210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528" calcext:value-type="float">
            <text:p>1528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4 </text:p>
          </table:table-cell>
          <table:table-cell office:value-type="float" office:value="9266" calcext:value-type="float">
            <text:p>926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255" calcext:value-type="float">
            <text:p>325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34" calcext:value-type="float">
            <text:p>2134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8 </text:p>
          </table:table-cell>
          <table:table-cell office:value-type="float" office:value="12854" calcext:value-type="float">
            <text:p>1285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4059" calcext:value-type="float">
            <text:p>405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985" calcext:value-type="float">
            <text:p>2985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16 </text:p>
          </table:table-cell>
          <table:table-cell office:value-type="float" office:value="21074" calcext:value-type="float">
            <text:p>2107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4963" calcext:value-type="float">
            <text:p>496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4151" calcext:value-type="float">
            <text:p>4151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5 </text:p>
          </table:table-cell>
          <table:table-cell office:value-type="float" office:value="8383" calcext:value-type="float">
            <text:p>838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945" calcext:value-type="float">
            <text:p>294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21" calcext:value-type="float">
            <text:p>2021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7 </text:p>
          </table:table-cell>
          <table:table-cell office:value-type="float" office:value="8491" calcext:value-type="float">
            <text:p>849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008" calcext:value-type="float">
            <text:p>300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29" calcext:value-type="float">
            <text:p>2029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10 </text:p>
          </table:table-cell>
          <table:table-cell office:value-type="float" office:value="8746" calcext:value-type="float">
            <text:p>874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160" calcext:value-type="float">
            <text:p>316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20" calcext:value-type="float">
            <text:p>2120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4 </text:p>
          </table:table-cell>
          <table:table-cell office:value-type="float" office:value="7815" calcext:value-type="float">
            <text:p>781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339" calcext:value-type="float">
            <text:p>233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08" calcext:value-type="float">
            <text:p>1608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5 </text:p>
          </table:table-cell>
          <table:table-cell office:value-type="float" office:value="8393" calcext:value-type="float">
            <text:p>839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388" calcext:value-type="float">
            <text:p>2388</text:p>
          </table:table-cell>
          <table:table-cell table:style-name="ce4" office:value-type="percentage" office:value="0.9667" calcext:value-type="percentage">
            <text:p>97%</text:p>
          </table:table-cell>
          <table:table-cell office:value-type="float" office:value="1658" calcext:value-type="float">
            <text:p>1658</text:p>
          </table:table-cell>
          <table:table-cell table:style-name="ce4" office:value-type="percentage" office:value="0.9667" calcext:value-type="percentage">
            <text:p>97%</text:p>
          </table:table-cell>
        </table:table-row>
        <table:table-row table:style-name="ro1">
          <table:table-cell office:value-type="string" calcext:value-type="string">
            <text:p>TEST2N6 </text:p>
          </table:table-cell>
          <table:table-cell office:value-type="float" office:value="9385" calcext:value-type="float">
            <text:p>938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478" calcext:value-type="float">
            <text:p>2478</text:p>
          </table:table-cell>
          <table:table-cell table:style-name="ce4" office:value-type="percentage" office:value="0.9667" calcext:value-type="percentage">
            <text:p>97%</text:p>
          </table:table-cell>
          <table:table-cell office:value-type="float" office:value="1782" calcext:value-type="float">
            <text:p>1782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0561" calcext:value-type="float">
            <text:p>1056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52" calcext:value-type="float">
            <text:p>255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76" calcext:value-type="float">
            <text:p>1876</text:p>
          </table:table-cell>
          <table:table-cell table:style-name="ce4" office:value-type="percentage" office:value="0.9667" calcext:value-type="percentage">
            <text:p>97%</text:p>
          </table:table-cell>
        </table:table-row>
        <table:table-row table:style-name="ro1">
          <table:table-cell office:value-type="string" calcext:value-type="string">
            <text:p>SINU4 </text:p>
          </table:table-cell>
          <table:table-cell office:value-type="float" office:value="7250" calcext:value-type="float">
            <text:p>725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444" calcext:value-type="float">
            <text:p>244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00" calcext:value-type="float">
            <text:p>1700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8202" calcext:value-type="float">
            <text:p>820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881" calcext:value-type="float">
            <text:p>288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202" calcext:value-type="float">
            <text:p>2202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0640" calcext:value-type="float">
            <text:p>1064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694" calcext:value-type="float">
            <text:p>369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88" calcext:value-type="float">
            <text:p>2188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30N3 </text:p>
          </table:table-cell>
          <table:table-cell office:value-type="float" office:value="7750" calcext:value-type="float">
            <text:p>775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89" calcext:value-type="float">
            <text:p>218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912" calcext:value-type="float">
            <text:p>1912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30N4 </text:p>
          </table:table-cell>
          <table:table-cell office:value-type="float" office:value="10036" calcext:value-type="float">
            <text:p>1003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282" calcext:value-type="float">
            <text:p>228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20" calcext:value-type="float">
            <text:p>1820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table:style-name="ce2"/>
          <table:table-cell table:style-name="ce2" table:formula="of:=SUM([.B3:.B37])" office:value-type="float" office:value="327201" calcext:value-type="float">
            <text:p>327201</text:p>
          </table:table-cell>
          <table:table-cell table:style-name="ce5" table:formula="of:=AVERAGE([.C3:.C37])" office:value-type="percentage" office:value="1" calcext:value-type="percentage">
            <text:p>100%</text:p>
          </table:table-cell>
          <table:table-cell table:style-name="ce2" table:formula="of:=SUM([.D3:.D37])" office:value-type="float" office:value="93912" calcext:value-type="float">
            <text:p>93912</text:p>
          </table:table-cell>
          <table:table-cell table:style-name="ce5" table:formula="of:=AVERAGE([.E3:.E37])" office:value-type="percentage" office:value="0.998097142857143" calcext:value-type="percentage">
            <text:p>100%</text:p>
          </table:table-cell>
          <table:table-cell table:style-name="ce2" table:formula="of:=SUM([.F3:.F37])" office:value-type="float" office:value="69243" calcext:value-type="float">
            <text:p>69243</text:p>
          </table:table-cell>
          <table:table-cell table:style-name="ce5" table:formula="of:=AVERAGE([.G3:.G37])" office:value-type="percentage" office:value="0.998097142857143" calcext:value-type="percentage">
            <text:p>100%</text:p>
          </table:table-cell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/>
      <number:text>-</number:text>
      <number:month number:textual="true"/>
      <number:text>-</number:text>
      <number:year/>
    </number:date-style>
    <number:date-style style:name="N114">
      <number:day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2:54:35.688990717</meta:creation-date>
    <dc:date>2024-06-19T16:50:05.416023871</dc:date>
    <meta:editing-duration>PT2H18M15S</meta:editing-duration>
    <meta:editing-cycles>14</meta:editing-cycles>
    <meta:generator>LibreOffice/7.4.7.2$Linux_X86_64 LibreOffice_project/40$Build-2</meta:generator>
    <meta:document-statistic meta:table-count="1" meta:cell-count="258" meta:object-count="0"/>
  </office:meta>
</office:document-meta>
</file>